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0fdf30" officeooo:paragraph-rsid="000fdf30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3pt" fo:language="fr" fo:country="FR" fo:font-weight="bold" officeooo:rsid="000fdf30" officeooo:paragraph-rsid="000fdf30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3pt" fo:language="fr" fo:country="FR" fo:font-weight="bold" officeooo:rsid="000fdf30" officeooo:paragraph-rsid="00112dd1" style:font-size-asian="13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weight="bold" officeooo:rsid="001b57d2" officeooo:paragraph-rsid="001b57d2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3pt" fo:language="fr" fo:country="FR" fo:font-weight="bold" officeooo:rsid="000fdf30" officeooo:paragraph-rsid="00112dd1" style:font-size-asian="13pt" style:font-weight-asian="bold" style:font-size-complex="13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2pt" fo:language="fr" fo:country="FR" officeooo:rsid="00195461" officeooo:paragraph-rsid="001b57d2" style:font-size-asian="10.5pt" style:font-size-complex="12pt"/>
    </style:style>
    <style:style style:name="P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language="fr" fo:country="FR" officeooo:rsid="00195461" officeooo:paragraph-rsid="00195461" style:font-size-asian="10.5pt" style:font-size-complex="12pt"/>
    </style:style>
    <style:style style:name="P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fo:language="fr" fo:country="FR" fo:font-weight="normal" officeooo:rsid="001bcc10" officeooo:paragraph-rsid="001bcc10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fo:language="fr" fo:country="FR" fo:font-weight="normal" officeooo:rsid="001bf1e3" officeooo:paragraph-rsid="001bf1e3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fo:language="fr" fo:country="FR" fo:font-weight="normal" officeooo:rsid="00217131" officeooo:paragraph-rsid="00217131" style:font-size-asian="10.5pt" style:font-weight-asian="normal" style:font-size-complex="12pt" style:font-weight-complex="normal"/>
    </style:style>
    <style:style style:name="P11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0.499cm" style:auto-text-indent="false" style:page-number="auto" fo:background-color="transparent"/>
      <style:text-properties fo:font-size="12pt" fo:language="fr" fo:country="FR" fo:font-style="normal" fo:font-weight="normal" officeooo:rsid="001677f3" officeooo:paragraph-rsid="001677f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 style:master-page-name="">
      <loext:graphic-properties draw:fill="none"/>
      <style:paragraph-properties fo:margin-left="1.3cm" fo:margin-right="0cm" fo:text-align="start" style:justify-single-word="false" fo:text-indent="0.499cm" style:auto-text-indent="false" style:page-number="auto" fo:background-color="transparent"/>
      <style:text-properties fo:font-size="12pt" fo:language="fr" fo:country="FR" officeooo:rsid="0017a040" officeooo:paragraph-rsid="0017a040" style:font-size-asian="10.5pt" style:font-size-complex="12pt"/>
    </style:style>
    <style:style style:name="P13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fo:font-style="normal" fo:font-weight="normal" officeooo:rsid="001677f3" officeooo:paragraph-rsid="001677f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fo:font-style="normal" fo:font-weight="normal" officeooo:rsid="001753cc" officeooo:paragraph-rsid="001753c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loext:graphic-properties draw:fill="none"/>
      <style:paragraph-properties fo:margin-left="1.3cm" fo:margin-right="0cm" fo:text-align="start" style:justify-single-word="false" fo:text-indent="0.499cm" style:auto-text-indent="false" fo:background-color="transparent"/>
      <style:text-properties fo:font-size="12pt" fo:language="fr" fo:country="FR" officeooo:rsid="0017a040" officeooo:paragraph-rsid="0017a040" style:font-size-asian="10.5pt" style:font-size-complex="12pt"/>
    </style:style>
    <style:style style:name="P16" style:family="paragraph" style:parent-style-name="Standard" style:list-style-name="L3" style:master-page-name="">
      <loext:graphic-properties draw:fill="none"/>
      <style:paragraph-properties fo:margin-left="2.499cm" fo:margin-right="0cm" fo:text-align="start" style:justify-single-word="false" fo:text-indent="-0.7cm" style:auto-text-indent="false" style:page-number="auto" fo:background-color="transparent"/>
      <style:text-properties fo:font-size="12pt" fo:language="fr" fo:country="FR" officeooo:rsid="00190302" officeooo:paragraph-rsid="00190302" style:font-size-asian="10.5pt" style:font-size-complex="12pt"/>
    </style:style>
    <style:style style:name="P17" style:family="paragraph" style:parent-style-name="Standard" style:list-style-name="L3" style:master-page-name="">
      <loext:graphic-properties draw:fill="none"/>
      <style:paragraph-properties fo:margin-left="2.499cm" fo:margin-right="0cm" fo:text-align="start" style:justify-single-word="false" fo:text-indent="-0.101cm" style:auto-text-indent="false" style:page-number="auto" fo:background-color="transparent"/>
      <style:text-properties fo:font-size="12pt" fo:language="fr" fo:country="FR" officeooo:rsid="00190302" officeooo:paragraph-rsid="00190302" style:font-size-asian="10.5pt" style:font-size-complex="12pt"/>
    </style:style>
    <style:style style:name="P18" style:family="paragraph" style:parent-style-name="Standard" style:list-style-name="L3">
      <loext:graphic-properties draw:fill="none"/>
      <style:paragraph-properties fo:margin-left="2.499cm" fo:margin-right="0cm" fo:text-align="start" style:justify-single-word="false" fo:text-indent="-0.101cm" style:auto-text-indent="false" fo:background-color="transparent"/>
      <style:text-properties fo:font-size="12pt" fo:language="fr" fo:country="FR" officeooo:rsid="00190302" officeooo:paragraph-rsid="00190302" style:font-size-asian="10.5pt" style:font-size-complex="12pt"/>
    </style:style>
    <style:style style:name="P19" style:family="paragraph" style:parent-style-name="Standard" style:list-style-name="L3">
      <loext:graphic-properties draw:fill="none"/>
      <style:paragraph-properties fo:margin-left="2.499cm" fo:margin-right="0cm" fo:text-align="start" style:justify-single-word="false" fo:text-indent="-0.101cm" style:auto-text-indent="false" fo:background-color="transparent"/>
      <style:text-properties fo:font-size="12pt" fo:language="fr" fo:country="FR" officeooo:rsid="00218ee0" officeooo:paragraph-rsid="00218ee0" style:font-size-asian="10.5pt" style:font-size-complex="12pt"/>
    </style:style>
    <style:style style:name="P20" style:family="paragraph" style:parent-style-name="Standard" style:list-style-name="L3">
      <loext:graphic-properties draw:fill="none"/>
      <style:paragraph-properties fo:margin-left="2.499cm" fo:margin-right="0cm" fo:text-align="start" style:justify-single-word="false" fo:text-indent="-0.101cm" style:auto-text-indent="false" fo:background-color="transparent"/>
      <style:text-properties fo:font-size="12pt" fo:language="fr" fo:country="FR" officeooo:rsid="00231bf7" officeooo:paragraph-rsid="00231bf7" style:font-size-asian="10.5pt" style:font-size-complex="12pt"/>
    </style:style>
    <style:style style:name="T1" style:family="text">
      <style:text-properties officeooo:rsid="0010e02f"/>
    </style:style>
    <style:style style:name="T2" style:family="text">
      <style:text-properties officeooo:rsid="00112dd1"/>
    </style:style>
    <style:style style:name="T3" style:family="text">
      <style:text-properties officeooo:rsid="00138dbb"/>
    </style:style>
    <style:style style:name="T4" style:family="text">
      <style:text-properties officeooo:rsid="0014985f"/>
    </style:style>
    <style:style style:name="T5" style:family="text">
      <style:text-properties fo:font-size="12pt" fo:language="fr" fo:country="FR" style:font-size-asian="10.5pt" style:font-size-complex="12pt"/>
    </style:style>
    <style:style style:name="T6" style:family="text">
      <style:text-properties fo:font-size="12pt" fo:language="fr" fo:country="FR" officeooo:rsid="00195461" style:font-size-asian="10.5pt" style:font-size-complex="12pt"/>
    </style:style>
    <style:style style:name="T7" style:family="text">
      <style:text-properties officeooo:rsid="0024e7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 PA <text:span text:style-name="T4">Bout-en-Train</text:span></text:p>
      <text:p text:style-name="P5"><text:span text:style-name="T1">I. </text:span><text:span text:style-name="T2">Ton rôle :</text:span></text:p>
      <text:list xml:id="list383421027" text:style-name="L1">
        <text:list-item>
          <text:p text:style-name="P11">Mettre la bonne humeur</text:p>
        </text:list-item>
        <text:list-item>
          <text:p text:style-name="P13">Prendre les costumes qui vont avec le thème du week-end</text:p>
        </text:list-item>
        <text:list-item>
          <text:p text:style-name="P14">Préparer la veillé</text:p>
        </text:list-item>
      </text:list>
      <text:p text:style-name="P3"/>
      <text:p text:style-name="P3"><text:span text:style-name="T1">II. </text:span>Préparation Camp :</text:p>
      <text:list xml:id="list676821008" text:style-name="L2">
        <text:list-item>
          <text:p text:style-name="P12">Faire les déguisements</text:p>
        </text:list-item>
        <text:list-item>
          <text:p text:style-name="P15">Préparer la Grande Veillé du Camp</text:p>
        </text:list-item>
      </text:list>
      <text:p text:style-name="P2"/>
      <text:p text:style-name="P2"><text:span text:style-name="T3">III</text:span><text:span text:style-name="T1">. </text:span>Matos de Patrouille :</text:p>
      <text:list xml:id="list4238650241" text:style-name="L3">
        <text:list-item>
          <text:p text:style-name="P16">Malle à déguisements</text:p>
          <text:list>
            <text:list-item>
              <text:p text:style-name="P17">Déguisement de patrouille</text:p>
            </text:list-item>
            <text:list-item>
              <text:p text:style-name="P18">Déguisement uniforme sur thème du camp</text:p>
            </text:list-item>
            <text:list-item>
              <text:p text:style-name="P18">Hodari</text:p>
            </text:list-item>
            <text:list-item>
              <text:p text:style-name="P18">Tra-son</text:p>
            </text:list-item>
            <text:list-item>
              <text:p text:style-name="P19">Drap de Veillée</text:p>
            </text:list-item>
            <text:list-item>
              <text:p text:style-name="P20">Nappe <text:span text:style-name="T7">pour le Concours Cuisine</text:span></text:p>
            </text:list-item>
          </text:list>
        </text:list-item>
        <text:list-item>
          <text:p text:style-name="P7">Carnet de Chant de Patrouille</text:p>
        </text:list-item>
      </text:list>
      <text:p text:style-name="P6"/>
      <text:p text:style-name="P4"><text:span text:style-name="T6">I</text:span><text:span text:style-name="T5">V. Les Différents type de Scénette :</text:span></text:p>
      <text:list xml:id="list681460431" text:style-name="L4">
        <text:list-item>
          <text:p text:style-name="P8">Clic-Clac</text:p>
        </text:list-item>
        <text:list-item>
          <text:p text:style-name="P8">Mime</text:p>
        </text:list-item>
        <text:list-item>
          <text:p text:style-name="P8">Sketch</text:p>
        </text:list-item>
        <text:list-item>
          <text:p text:style-name="P8">Cœur Parler</text:p>
        </text:list-item>
        <text:list-item>
          <text:p text:style-name="P8">Bruitage</text:p>
        </text:list-item>
        <text:list-item>
          <text:p text:style-name="P8">Ombre chinoise</text:p>
        </text:list-item>
        <text:list-item>
          <text:p text:style-name="P9">Gants Blancs</text:p>
        </text:list-item>
        <text:list-item>
          <text:p text:style-name="P9">Chanson</text:p>
        </text:list-item>
        <text:list-item>
          <text:p text:style-name="P9">Nain</text:p>
        </text:list-item>
        <text:list-item>
          <text:p text:style-name="P10">Bid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0:37:58.412144582</meta:creation-date>
    <dc:date>2021-11-26T18:00:33.616925048</dc:date>
    <meta:editing-duration>PT1H37M47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" meta:paragraph-count="28" meta:word-count="112" meta:character-count="542" meta:non-whitespace-character-count="481"/>
  </office:meta>
</office:document-meta>
</file>